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color="#ff0000"/>
    </style:style>
    <style:style style:name="T1" style:family="text">
      <style:text-properties fo:color="#ff0000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mport</text:h>
      <text:p text:style-name="Standard">- demande fichier texte à traiter (il doit être en .csv)</text:p>
      <text:list xml:id="list8332543601494929459" text:style-name="L1">
        <text:list-item>
          <text:p text:style-name="P1">récupération du chemin</text:p>
        </text:list-item>
        <text:list-item>
          <text:p text:style-name="P1">création d'un rep sortie. <text:span text:style-name="T1">S'il existe déjà, que fait-on ?</text:span></text:p>
        </text:list-item>
      </text:list>
      <text:p text:style-name="Standard"/>
      <text:p text:style-name="Standard">vérification des classes (numérique, facteur, date, charactère) – import tout en classe (as.is) + nom des variables : affichage pour modif si besoin</text:p>
      <text:p text:style-name="Standard">si dans tout, 2"/" ou 2 "-" =&gt; date</text:p>
      <text:p text:style-name="Standard">si ,,/,,/,,,, ou si ,,-,,-,,,,</text:p>
      <text:p text:style-name="P2">n'accepte que les dates sans heures</text:p>
      <text:h text:style-name="Heading_20_1" text:outline-level="1">description</text:h>
      <text:p text:style-name="Standard">faire automatiquement une description des données (summary)</text:p>
      <text:p text:style-name="Standard"><text:tab/>présentation dans un onglet</text:p>
      <text:h text:style-name="Heading_20_1" text:outline-level="1">analyse</text:h>
      <text:p text:style-name="Standard"><text:tab/>croisement de quelle variable avec quelle variable</text:p>
      <text:p text:style-name="Standard"><text:tab/>stratification sur une variable O/N ?</text:p>
      <text:p text:style-name="Standard"><text:tab/><text:tab/>laquelle</text:p>
      <text:p text:style-name="Standard"/>
      <text:p text:style-name="Standard">données regroupées par jour / semaine / mo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 Narrow" svg:font-family="'Liberation Sans Narrow'" style:font-adornments="Norm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 Narrow" fo:font-size="10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Standard" style:auto-update="true" style:default-outline-level="1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text-transform="uppercase"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48S</meta:editing-duration>
    <meta:editing-cycles>4</meta:editing-cycles>
    <meta:generator>OpenOffice/4.0.1$Win32 OpenOffice.org_project/401m5$Build-9714</meta:generator>
    <dc:date>2015-02-11T10:03:13.40</dc:date>
    <dc:creator>Guillaume Heuzé</dc:creator>
    <meta:document-statistic meta:table-count="0" meta:image-count="0" meta:object-count="0" meta:page-count="1" meta:paragraph-count="16" meta:word-count="105" meta:character-count="639"/>
    <meta:user-defined meta:name="Info 1"/>
    <meta:user-defined meta:name="Info 2"/>
    <meta:user-defined meta:name="Info 3"/>
    <meta:user-defined meta:name="Info 4"/>
  </office:meta>
</office:document-meta>
</file>